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9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38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style:snap-to-layout-grid="false"/>
    </style:style>
    <style:style style:name="P5" style:family="paragraph" style:parent-style-name="Standard">
      <style:paragraph-properties fo:line-height="100%"/>
      <style:text-properties fo:font-size="8pt" style:font-size-asian="8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8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3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8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20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2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3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text-align="justify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30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31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2.524cm" fo:margin-right="0cm" fo:line-height="100%" fo:text-indent="0.076cm" style:auto-text-indent="false"/>
    </style:style>
    <style:style style:name="P33" style:family="paragraph" style:parent-style-name="Standard">
      <style:paragraph-properties fo:margin-left="0.686cm" fo:margin-right="0cm" fo:line-height="100%" fo:text-indent="0cm" style:auto-text-indent="false"/>
    </style:style>
    <style:style style:name="P34" style:family="paragraph" style:parent-style-name="Standard">
      <style:paragraph-properties fo:margin-left="0.811cm" fo:margin-right="0cm" fo:line-height="95%" fo:text-indent="-0.75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5" style:family="paragraph" style:parent-style-name="Standard">
      <style:paragraph-properties fo:margin-left="0.81cm" fo:margin-right="0cm" fo:line-height="95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6" style:family="paragraph" style:parent-style-name="Standard">
      <style:paragraph-properties fo:margin-left="0.002cm" fo:margin-right="3.244cm" fo:text-indent="0cm" style:auto-text-indent="false"/>
    </style:style>
    <style:style style:name="P37" style:family="paragraph" style:parent-style-name="Standard">
      <style:paragraph-properties fo:margin-left="0.811cm" fo:margin-right="0cm" fo:line-height="100%" fo:text-indent="-0.81cm" style:auto-text-indent="false"/>
    </style:style>
    <style:style style:name="P38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9" style:family="paragraph" style:parent-style-name="Standard">
      <style:paragraph-properties fo:margin-left="0.436cm" fo:margin-right="0cm" fo:line-height="100%" fo:text-indent="0cm" style:auto-text-indent="false"/>
      <style:text-properties fo:font-weight="bold" style:font-weight-asian="bold"/>
    </style:style>
    <style:style style:name="P40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41" style:family="paragraph" style:parent-style-name="Standard" style:list-style-name="WW8Num5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2" style:family="paragraph" style:parent-style-name="Standard">
      <style:paragraph-properties fo:margin-top="0cm" fo:margin-bottom="0.212cm" style:contextual-spacing="false" fo:line-height="100%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3" style:family="paragraph" style:parent-style-name="Standard" style:list-style-name="WW8Num4">
      <style:paragraph-properties fo:margin-left="0.27cm" fo:margin-right="0cm" fo:text-indent="-0.25cm" style:auto-text-indent="false"/>
      <style:text-properties fo:font-weight="bold" style:font-weight-asian="bold"/>
    </style:style>
    <style:style style:name="P44" style:family="paragraph" style:parent-style-name="Standard" style:list-style-name="WW8Num4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5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</style:style>
    <style:style style:name="P46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7" style:family="paragraph" style:parent-style-name="Standard" style:list-style-name="WW8Num4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8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9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50" style:family="paragraph" style:parent-style-name="Standard" style:list-style-name="WW8Num2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0.182cm" fo:margin-right="0cm" fo:line-height="100%" fo:text-indent="0cm" style:auto-text-indent="false"/>
    </style:style>
    <style:style style:name="P52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3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4" style:family="paragraph" style:parent-style-name="Standard">
      <style:paragraph-properties fo:margin-left="0.051cm" fo:margin-right="0cm" fo:line-height="100%" fo:text-indent="0cm" style:auto-text-indent="false"/>
    </style:style>
    <style:style style:name="P55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 style:list-style-name="WW8Num3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P59" style:family="paragraph" style:parent-style-name="Standard">
      <style:paragraph-properties fo:margin-left="1.356cm" fo:margin-right="1.245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name-asian="Arial" style:font-weight-asian="bold" style:font-name-complex="Arial"/>
    </style:style>
    <style:style style:name="T3" style:family="text">
      <style:text-properties style:font-name="Arial" fo:font-weight="bold" style:font-weight-asian="bold" style:font-name-complex="Arial"/>
    </style:style>
    <style:style style:name="T4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5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style:font-name-asian="Arial" style:font-size-asian="10pt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weight-asian="bold"/>
    </style:style>
    <style:style style:name="T12" style:family="text">
      <style:text-properties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SECRETARÍA DE LA DEFENSA NACIONAL.</text:p>
      <text:p text:style-name="P5"><text:s/><text:bookmark text:name="_GoBack"/></text:p>
      <text:list xml:id="list3637315461" text:style-name="WW8Num1">
        <text:list-item>
          <text:p text:style-name="P21">DIR. GRAL. EDUC. MIL. Y <text:tab/> <text:s text:c="226"/>ESC. MIL. DE INGS.</text:p>
        </text:list-item>
      </text:list>
      <text:p text:style-name="P22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7">SECUENCIA DIDÁCTICA No.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3">(E) Unidad de aprendizaje: </text:p>
          </table:table-cell>
          <table:covered-table-cell/>
          <table:table-cell table:style-name="Tabla1.A3" table:number-columns-spanned="5" office:value-type="string">
            <text:p text:style-name="P24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5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Probabilidad y Estadística</text:p>
          </table:table-cell>
          <table:covered-table-cell/>
          <table:table-cell table:style-name="Tabla1.C4" table:number-columns-spanned="5" office:value-type="string">
            <text:p text:style-name="P13">I. TEORIA DE PROBABILIDAD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6"><text:span text:style-name="T4">1.6 ELABORA UNA LISTA DE LAS TECNICAS DE CONTEO CON SUS CARACTERISTICAS, SIN OMITIR NINGUNA.</text:span></text:p>
            <text:p text:style-name="P27">INTRODUCCION A U.T. II VARIABLES ALEATORIAS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2">(H) Mediador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31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4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10">Campo Militar No. 1-K, Lomas de San Isidro, México, <text:s/>Miércoles 17 de marzo de 2021.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2"><text:span text:style-name="T4">(J) Situación problema: (conflicto cognitivo</text:span><text:span text:style-name="T2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Qué tan bien ha logrado el discente entender el concepto de técnica de conteo?</text:p>
            <text:p text:style-name="P9">¿Qué tan bien ha logrado el discente entender el uso de las técnicas de conteo para el cálculo de probabilidade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0"><text:span text:style-name="T5">EXPLICA LA NECESIDAD DEL ESTUDIO Y APLICACIÓN DE LA TEORIA DE LA PROBABILIDAD</text:span><text:span text:style-name="T4">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3"><text:span text:style-name="T4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34">(M) Actividades del Mediador: </text:p>
            <text:p text:style-name="P29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5">(N) Actividades del estudiante: </text:p>
            <text:p text:style-name="P29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6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7"><text:span text:style-name="T4">(P) Indicadores de desempeño:</text:span><text:span text:style-name="T11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11"/>
            <text:p text:style-name="P38">Método Expositivo.</text:p>
            <text:p text:style-name="P38"/>
            <text:p text:style-name="P39">Técnica de Explicación Oral.</text:p>
          </table:table-cell>
          <table:table-cell table:style-name="Tabla1.B13" table:number-rows-spanned="3" table:number-columns-spanned="3" office:value-type="string">
            <text:list xml:id="list2577256782" text:style-name="WW8Num5">
              <text:list-item>
                <text:p text:style-name="P40">Se menciona el propósito del tema.</text:p>
              </text:list-item>
              <text:list-item>
                <text:p text:style-name="P41">Se realizan las preguntas del Conflicto Cognitivo. </text:p>
              </text:list-item>
              <text:list-item>
                <text:p text:style-name="P41">Se dan las instrucciones pertinentes sobre las estrategias de trabajo.</text:p>
              </text:list-item>
              <text:list-item>
                <text:p text:style-name="P41">Se da realimentación sobre el trabajo realizado, al personal discente</text:p>
              </text:list-item>
            </text:list>
            <text:p text:style-name="P42"/>
          </table:table-cell>
          <table:covered-table-cell/>
          <table:covered-table-cell/>
          <table:table-cell table:style-name="Tabla1.E11" table:number-columns-spanned="2" office:value-type="string">
            <text:p text:style-name="P28">Calcula probabilidades de eventos utilizando técnicas de conteo.</text:p>
          </table:table-cell>
          <table:covered-table-cell/>
          <table:table-cell table:style-name="Tabla1.G11" table:number-columns-spanned="3" office:value-type="string">
            <text:list xml:id="list3808461189" text:style-name="WW8Num4">
              <text:list-item>
                <text:p text:style-name="P44">Pintarrón</text:p>
              </text:list-item>
              <text:list-item>
                <text:p text:style-name="P44">Marcadores para pintarrón</text:p>
              </text:list-item>
              <text:list-item>
                <text:p text:style-name="P44">Videoproyector</text:p>
              </text:list-item>
              <text:list-item>
                <text:p text:style-name="P43">Internet.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542020605350" text:continue-numbering="true" text:style-name="WW8Num4">
              <text:list-item>
                <text:p text:style-name="P46">Capacidad de abstracción.</text:p>
              </text:list-item>
              <text:list-item>
                <text:p text:style-name="P46">Capacidad de análisis.</text:p>
              </text:list-item>
              <text:list-item>
                <text:p text:style-name="P47">Creatividad.</text:p>
              </text:list-item>
              <text:list-item>
                <text:p text:style-name="P47">Trabajo colaborativo.</text:p>
              </text:list-item>
              <text:list-item>
                <text:p text:style-name="P45"><text:span text:style-name="T3">Capacidad de toma de decisiones</text:span><text:span text:style-name="T2">.</text:span>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4"/>
          </table:table-cell>
          <table:covered-table-cell/>
          <table:table-cell table:style-name="Tabla1.A3" table:number-columns-spanned="3" office:value-type="string">
            <text:p text:style-name="P48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4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3088079198" text:style-name="WW8Num2">
              <text:list-item>
                <text:p text:style-name="P49">120 minutos en total.</text:p>
              </text:list-item>
              <text:list-item>
                <text:p text:style-name="P50">20 minutos de receso intercalados</text:p>
              </text:list-item>
              <text:list-item>
                <text:p text:style-name="P50"><text:soft-page-break/>5 minutos de encuadre.</text:p>
              </text:list-item>
              <text:list-item>
                <text:p text:style-name="P50">5 minutos para explicar el desarrollo de la dinámica de trabajo.</text:p>
              </text:list-item>
              <text:list-item>
                <text:p text:style-name="P50">25 minutos para dar retroalimentación sobre las tareas y evidencias desarrolladas por los discentes en las clases anteriores.</text:p>
              </text:list-item>
              <text:list-item>
                <text:p text:style-name="P50">50 minutos para la deducción de las probabilidades utilizando técnicas de conteo.</text:p>
              </text:list-item>
              <text:list-item>
                <text:p text:style-name="P50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14">R) Proceso Metacognitivo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3">Metacomprensión: ¿qué tan bien se considera que el discente ha comprendido el concepto, la aplicación y los procedimientos de aplicación de las técnicas de conteo para el cálculo de probabilidades de eventos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4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51"><text:span text:style-name="T2">(S) Momentos de evaluación:</text:span><text:span text:style-name="T4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52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3">(U) Instrumentos de evaluación </text:p>
          </table:table-cell>
          <table:covered-table-cell/>
          <table:table-cell table:style-name="Tabla1.A1" table:number-columns-spanned="2" office:value-type="string">
            <text:p text:style-name="P54"><text:span text:style-name="T2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3">Diagnóstica </text:p>
          </table:table-cell>
          <table:covered-table-cell/>
          <table:table-cell table:style-name="Tabla1.C18" office:value-type="string">
            <text:p text:style-name="P14">( <text:s/>) </text:p>
          </table:table-cell>
          <table:table-cell table:style-name="Tabla1.D20" table:number-rows-spanned="3" table:number-columns-spanned="3" office:value-type="string">
            <text:p text:style-name="P6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618510551" text:style-name="WW8Num3">
              <text:list-item>
                <text:p text:style-name="P55">Lista de cotejo o verificación.</text:p>
              </text:list-item>
              <text:list-item>
                <text:p text:style-name="P56">Preguntas metacognitivas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3"><text:span text:style-name="T4">Ilustración de la aplicación de las técnicas de conteo para el cálculo de probabilidades de eventos</text:span><text:span text:style-name="T2">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3">Sumativa. </text:p>
          </table:table-cell>
          <table:covered-table-cell/>
          <table:table-cell table:style-name="Tabla1.C19" office:value-type="string">
            <text:p text:style-name="P14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3">Formativa. </text:p>
          </table:table-cell>
          <table:covered-table-cell/>
          <table:table-cell table:style-name="Tabla1.C20" office:value-type="string">
            <text:p text:style-name="P14">( 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10">(W)Elaboró: Mediador.</text:p>
            <text:p text:style-name="P10">C. I.I. en E. </text:p>
            <text:p text:style-name="P2"/>
            <text:p text:style-name="P57">Lamberto Maza Casas</text:p>
            <text:p text:style-name="P57">(3045005) 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2"><text:span text:style-name="T4"><text:s/>Vo. <text:s text:c="17"/>Bo. </text:span></text:p>
            <text:p text:style-name="P10">EL Tte. Cor. I. I., Jefe Sec. Académica. </text:p>
            <text:p text:style-name="P2"/>
            <text:p text:style-name="P59">Omar Luna Ramírez</text:p>
            <text:p text:style-name="P58"><text:span text:style-name="T4">(</text:span><text:span text:style-name="T6">C-822090</text:span><text:span text:style-name="T4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7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6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6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6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6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6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6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6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6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ENIX</meta:initial-creator>
    <meta:creation-date>2018-12-02T14:04:00</meta:creation-date>
    <dc:date>2022-03-13T20:50:13.118327600</dc:date>
    <meta:print-date>2019-10-03T23:31:00</meta:print-date>
    <meta:editing-cycles>179</meta:editing-cycles>
    <meta:editing-duration>PT9H41M17S</meta:editing-duration>
    <meta:document-statistic meta:table-count="1" meta:image-count="0" meta:object-count="0" meta:page-count="2" meta:paragraph-count="84" meta:word-count="444" meta:character-count="3322" meta:non-whitespace-character-count="2465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